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8.117cm"/>
    </style:style>
    <style:style style:name="co3" style:family="table-column">
      <style:table-column-properties fo:break-before="auto" style:column-width="7.599cm"/>
    </style:style>
    <style:style style:name="co4" style:family="table-column">
      <style:table-column-properties fo:break-before="auto" style:column-width="12.87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9.4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ugustGues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Default"/>
        <table:table-column table:style-name="co6" table:default-cell-style-name="ce1"/>
        <table:table-row table:style-name="ro1">
          <table:table-cell table:number-columns-repeated="7"/>
        </table:table-row>
        <table:table-row table:style-name="ro1">
          <table:table-cell office:value-type="string">
            <text:p>version</text:p>
          </table:table-cell>
          <table:table-cell office:value-type="string">
            <text:p>features/aims</text:p>
          </table:table-cell>
          <table:table-cell office:value-type="string">
            <text:p>Atlassian Estimates based Guess in dev days</text:p>
          </table:table-cell>
          <table:table-cell office:value-type="string">
            <text:p>notes</text:p>
          </table:table-cell>
          <table:table-cell office:value-type="string">
            <text:p>DEV day total</text:p>
          </table:table-cell>
          <table:table-cell office:value-type="string">
            <text:p>human date gues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Default" office:value-type="string">
            <text:p>should be zero (all closed in atlassian)...needs updating</text:p>
          </table:table-cell>
          <table:table-cell table:number-columns-repeated="3"/>
        </table:table-row>
        <table:table-row table:style-name="ro2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2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/>
        </table:table-row>
        <table:table-row table:style-name="ro1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11.2">
            <text:p>11.2</text:p>
          </table:table-cell>
          <table:table-cell/>
          <table:table-cell table:style-name="ce3" table:formula="of:=SUM([.C1:.C7])" office:value-type="float" office:value="17.2">
            <text:p>17.2</text:p>
          </table:table-cell>
          <table:table-cell table:style-name="ce4" office:value-type="date" office:date-value="2012-09-09">
            <text:p>09/09/12</text:p>
          </table:table-cell>
          <table:table-cell/>
        </table:table-row>
        <table:table-row table:style-name="ro1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16.675">
            <text:p>16.675</text:p>
          </table:table-cell>
          <table:table-cell/>
          <table:table-cell table:style-name="ce3" table:formula="of:=SUM([.C1:.C8])" office:value-type="float" office:value="33.875">
            <text:p>33.875</text:p>
          </table:table-cell>
          <table:table-cell table:style-name="ce4" office:value-type="date" office:date-value="2012-09-20">
            <text:p>20/09/12</text:p>
          </table:table-cell>
          <table:table-cell/>
        </table:table-row>
        <table:table-row table:style-name="ro1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/>
          <table:table-cell table:style-name="ce3" table:formula="of:=SUM([.C2:.C9])" office:value-type="float" office:value="73.875">
            <text:p>73.875</text:p>
          </table:table-cell>
          <table:table-cell table:style-name="ce4" office:value-type="date" office:date-value="2012-10-20">
            <text:p>20/10/12</text:p>
          </table:table-cell>
          <table:table-cell/>
        </table:table-row>
        <table:table-row table:style-name="ro3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</text:p>
          </table:table-cell>
          <table:table-cell table:style-name="ce2" table:formula="of:=SUM([.C4:.C10])" office:value-type="float" office:value="117.875">
            <text:p>117.875</text:p>
          </table:table-cell>
          <table:table-cell table:style-name="ce5" office:value-type="date" office:date-value="2012-11-20">
            <text:p>20/11/12</text:p>
          </table:table-cell>
          <table:table-cell office:value-type="string">
            <text:p>this magical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“1.1.3”</text:p>
          </table:table-cell>
          <table:table-cell office:value-type="string">
            <text:p>Geneological Family etc, base strutcture, data transfer and visualisation</text:p>
          </table:table-cell>
          <table:table-cell office:value-type="float" office:value="60">
            <text:p>60</text:p>
          </table:table-cell>
          <table:table-cell office:value-type="string">
            <text:p>40 days is our guess for base structure and importing data. <text:s/>Crazy loose guess at 20 days for some kind of linking to a visualisation solution</text:p>
          </table:table-cell>
          <table:table-cell table:style-name="ce2" table:formula="of:=SUM([.C2:.C13])" office:value-type="float" office:value="177.875">
            <text:p>177.875</text:p>
          </table:table-cell>
          <table:table-cell table:style-name="ce4" office:value-type="date" office:date-value="2013-01-07">
            <text:p>07/01/13</text:p>
          </table:table-cell>
          <table:table-cell office:value-type="string">
            <text:p>Trav will be away about 4 weeks, but could do some work remotely. <text:s/>Plus whatever holidays everyone else takes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4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2" table:formula="of:=SUM([.C2:.C15])" office:value-type="float" office:value="227.875">
            <text:p>227.875</text:p>
          </table:table-cell>
          <table:table-cell table:style-name="ce4" office:value-type="date" office:date-value="2013-02-12">
            <text:p>12/02/13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</table:table-row>
        <table:table-row table:style-name="ro2">
          <table:table-cell office:value-type="string">
            <text:p>“1.1.6”</text:p>
          </table:table-cell>
          <table:table-cell office:value-type="string">
            <text:p>Enhanced data linkage and reporting</text:p>
          </table:table-cell>
          <table:table-cell office:value-type="float" office:value="40">
            <text:p>40</text:p>
          </table:table-cell>
          <table:table-cell office:value-type="string">
            <text:p>I wont even claim to have a decent guess at this...jsut throwing a number out there... what is this?</text:p>
          </table:table-cell>
          <table:table-cell table:style-name="ce2" table:formula="of:=SUM([.C3:.C16])" office:value-type="float" office:value="267.875">
            <text:p>267.875</text:p>
          </table:table-cell>
          <table:table-cell table:style-name="ce4" office:value-type="date" office:date-value="2013-03-10">
            <text:p>10/03/13</text:p>
          </table:table-cell>
          <table:table-cell office:value-type="string">
            <text:p>guesses are starting to get meaningless</text:p>
          </table:table-cell>
        </table:table-row>
        <table:table-row table:style-name="ro1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">
            <text:p>56</text:p>
          </table:table-cell>
          <table:table-cell office:value-type="string">
            <text:p>this stuff may sneak up???</text:p>
          </table:table-cell>
          <table:table-cell table:style-name="ce2" table:formula="of:=SUM([.C1:.C17])" office:value-type="float" office:value="323.875">
            <text:p>323.875</text:p>
          </table:table-cell>
          <table:table-cell table:style-name="ce4" office:value-type="date" office:date-value="2013-04-20">
            <text:p>20/04/13</text:p>
          </table:table-cell>
          <table:table-cell/>
        </table:table-row>
        <table:table-row table:style-name="ro1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2" table:formula="of:=SUM([.C1:.C18])" office:value-type="float" office:value="339.875">
            <text:p>339.875</text:p>
          </table:table-cell>
          <table:table-cell table:style-name="ce4" office:value-type="date" office:date-value="2013-05-01">
            <text:p>01/05/13</text:p>
          </table:table-cell>
          <table:table-cell/>
        </table:table-row>
        <table:table-row table:style-name="ro1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2" table:formula="of:=SUM([.C2:.C19])" office:value-type="float" office:value="339.875">
            <text:p>339.875</text:p>
          </table:table-cell>
          <table:table-cell office:value-type="string">
            <text:p>n/a</text:p>
          </table:table-cell>
          <table:table-cell/>
        </table:table-row>
        <table:table-row table:style-name="ro1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2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29/08/2012</text:date>, <text:time>16:0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avis </meta:initial-creator>
    <meta:creation-date>2012-08-29T14:23:58</meta:creation-date>
    <dc:date>2012-08-29T16:01:51</dc:date>
    <dc:creator>travis </dc:creator>
    <meta:editing-duration>PT01H07M12S</meta:editing-duration>
    <meta:editing-cycles>6</meta:editing-cycles>
    <meta:generator>OpenOffice.org/3.2$Linux OpenOffice.org_project/320m12$Build-9483</meta:generator>
    <meta:document-statistic meta:table-count="3" meta:cell-count="84" meta:object-count="0"/>
  </office:meta>
</office:document-meta>
</file>